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withoutfill">
      <style:graphic-properties draw:marker-end="화살촉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6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c9211e" loext:opacity="100%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c9211e" loext:opacity="100%" fo:font-weight="bold" style:font-weight-asian="bold" style:font-weight-complex="bold"/>
    </style:style>
    <style:style style:name="P5" style:family="paragraph">
      <style:paragraph-properties fo:text-align="center"/>
    </style:style>
    <style:style style:name="T1" style:family="text">
      <style:text-properties fo:color="#c9211e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frame draw:style-name="gr1" draw:text-style-name="P1" draw:layer="layout" svg:width="4.308cm" svg:height="0.983cm" svg:x="3.201cm" svg:y="2.744cm">
          <draw:text-box>
            <text:p>C:\jetty-test</text:p>
          </draw:text-box>
        </draw:frame>
        <draw:frame draw:style-name="gr1" draw:text-style-name="P1" xml:id="id1" draw:id="id1" draw:layer="layout" svg:width="4.198cm" svg:height="0.983cm" svg:x="6.761cm" svg:y="10.225cm">
          <draw:text-box draw:corner-radius="0.164cm">
            <text:p>F:\jetty-test</text:p>
          </draw:text-box>
        </draw:frame>
        <draw:line draw:style-name="gr2" draw:text-style-name="P2" draw:layer="layout" svg:x1="6.206cm" svg:y1="4.116cm" svg:x2="8.558cm" svg:y2="9.996cm">
          <text:p/>
        </draw:line>
        <draw:frame draw:style-name="gr1" draw:text-style-name="P4" draw:layer="layout" svg:width="7.263cm" svg:height="0.983cm" svg:x="7.597cm" svg:y="6.401cm">
          <draw:text-box>
            <text:p text:style-name="P3"><text:span text:style-name="T1">Windows Junction Link</text:span></text:p>
          </draw:text-box>
        </draw:frame>
        <draw:frame draw:style-name="gr3" draw:text-style-name="P1" xml:id="id2" draw:id="id2" draw:layer="layout" svg:width="4.573cm" svg:height="1.11cm" svg:x="9.936cm" svg:y="11.533cm">
          <draw:text-box>
            <text:p>hello-servlet</text:p>
          </draw:text-box>
        </draw:frame>
        <draw:connector draw:style-name="gr4" draw:text-style-name="P5" draw:layer="layout" svg:x1="8.86cm" svg:y1="11.208cm" svg:x2="9.936cm" svg:y2="12.088cm" draw:start-shape="id1" draw:start-glue-point="2" draw:end-shape="id2" draw:end-glue-point="3" svg:d="M8860 11208v880h1076" svg:viewBox="0 0 1077 88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marker draw:name="화살촉_20_1" draw:display-name="화살촉 1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6T05:03:14.833000000</meta:creation-date>
    <dc:date>2023-12-16T06:19:55.113000000</dc:date>
    <meta:editing-duration>PT1H6M30S</meta:editing-duration>
    <meta:editing-cycles>1</meta:editing-cycles>
    <meta:document-statistic meta:object-count="6"/>
    <meta:generator>LibreOffice/7.3.6.2$Windows_X86_64 LibreOffice_project/c28ca90fd6e1a19e189fc16c05f8f8924961e12e</meta:generator>
  </office:meta>
</office:document-meta>
</file>